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62462" officeooo:paragraph-rsid="00062462"/>
    </style:style>
    <style:style style:name="P2" style:family="paragraph" style:parent-style-name="Standard">
      <style:paragraph-properties fo:text-align="center" style:justify-single-word="false"/>
      <style:text-properties fo:font-size="14pt" officeooo:rsid="00062462" officeooo:paragraph-rsid="00062462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62462" officeooo:paragraph-rsid="0006246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officeooo:rsid="00062462" officeooo:paragraph-rsid="00062462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6pt" officeooo:rsid="00062462" officeooo:paragraph-rsid="00062462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062462" officeooo:paragraph-rsid="0006246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officeooo:paragraph-rsid="00062462"/>
    </style:style>
    <style:style style:name="T1" style:family="text">
      <style:text-properties fo:font-size="14pt" officeooo:rsid="00062462" style:font-size-asian="12.25pt" style:font-size-complex="14pt"/>
    </style:style>
    <style:style style:name="T2" style:family="text">
      <style:text-properties fo:font-size="14pt" officeooo:rsid="00063bcc" style:font-size-asian="12.25pt" style:font-size-complex="14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6"/>
      <text:p text:style-name="P5"><text:span text:style-name="T3">CV</text:span></text:p>
      <text:p text:style-name="P2"/>
      <text:p text:style-name="P2"/>
      <text:p text:style-name="P4">Cursus scolaire :</text:p>
      <text:p text:style-name="P3"/>
      <text:p text:style-name="P3"/>
      <text:p text:style-name="P3">- 2017 – BAC PRO technicien d’usinage (admis) Lycée Clément Ader de Samatan.</text:p>
      <text:p text:style-name="P3">- 2016 – BEP production mécanique (admis) <text:s/>Lycée Clément Ader de Samatan.</text:p>
      <text:p text:style-name="P3"/>
      <text:p text:style-name="P3"/>
      <text:p text:style-name="P3"/>
      <text:p text:style-name="P4">Expérience professionnelles :</text:p>
      <text:p text:style-name="P3"/>
      <text:p text:style-name="P3"/>
      <text:p text:style-name="P3">Année scolaire de 2015/2016 à 2017/2018 :</text:p>
      <text:p text:style-name="P3">- Stage en découverte mécanique automobile, garage Renault Ortolan – Pujos de deux semaines.</text:p>
      <text:p text:style-name="P3">- Stage découverte en éléctricité bâtiment, conseil régionale Midi – Pyrénées de deux semaines.</text:p>
      <text:p text:style-name="P3"/>
      <text:p text:style-name="P3"/>
      <text:p text:style-name="P3"/>
      <text:p text:style-name="P4">Formation :</text:p>
      <text:p text:style-name="P3"/>
      <text:p text:style-name="P3"/>
      <text:p text:style-name="P3">- Certification individuel de participation à la journée défense et citoyenneté (8/12/2016).</text:p>
      <text:p text:style-name="P3">- Certification de sauveteur secouriste du travail (18/11/2016).</text:p>
      <text:p text:style-name="P3"/>
      <text:p text:style-name="P3"/>
      <text:p text:style-name="P3"/>
      <text:p text:style-name="P4">Langues :</text:p>
      <text:p text:style-name="P3"/>
      <text:p text:style-name="P3"/>
      <text:p text:style-name="P7"><text:span text:style-name="T1">- Anglais niveau BAC (A2 plus</text:span><text:span text:style-name="T2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62462" officeooo:paragraph-rsid="0006246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HILIPPE Jonathan</text:p>
        <text:p text:style-name="MP1">29/05/1999</text:p>
        <text:p text:style-name="MP1">11 rue des mimosas</text:p>
        <text:p text:style-name="MP1">32270</text:p>
        <text:p text:style-name="MP1">AUBIET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4:49:07.230852522</meta:creation-date>
    <dc:date>2018-07-02T15:06:32.972594974</dc:date>
    <meta:editing-duration>PT4M5S</meta:editing-duration>
    <meta:editing-cycles>1</meta:editing-cycles>
    <meta:document-statistic meta:table-count="0" meta:image-count="0" meta:object-count="0" meta:page-count="1" meta:paragraph-count="18" meta:word-count="102" meta:character-count="689" meta:non-whitespace-character-count="599"/>
    <meta:generator>LibreOffice/6.0.3.2$Linux_X86_64 LibreOffice_project/00m0$Build-2</meta:generator>
  </office:meta>
</office:document-meta>
</file>